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uncionesBZone" style:family="table">
      <style:table-properties style:width="6.925in" table:align="margins"/>
    </style:style>
    <style:style style:name="funcionesBZone.A" style:family="table-column">
      <style:table-column-properties style:column-width="2.3083in" style:rel-column-width="21845*"/>
    </style:style>
    <style:style style:name="funcionesBZone.A1" style:family="table-cell">
      <style:table-cell-properties fo:padding="0.0382in" fo:border-left="0.05pt solid #000000" fo:border-right="none" fo:border-top="0.05pt solid #000000" fo:border-bottom="0.05pt solid #000000"/>
    </style:style>
    <style:style style:name="funcionesBZone.C1" style:family="table-cell">
      <style:table-cell-properties fo:padding="0.0382in" fo:border="0.05pt solid #000000"/>
    </style:style>
    <style:style style:name="funcionesBZone.A2" style:family="table-cell">
      <style:table-cell-properties fo:padding="0.0382in" fo:border-left="0.05pt solid #000000" fo:border-right="none" fo:border-top="none" fo:border-bottom="0.05pt solid #000000"/>
    </style:style>
    <style:style style:name="funcionesBZone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language="es" fo:country="CO" style:font-size-asian="10.5pt"/>
    </style:style>
    <style:style style:name="P2" style:family="paragraph" style:parent-style-name="Standard" style:list-style-name="L18">
      <style:paragraph-properties fo:text-align="justify" style:justify-single-word="false"/>
      <style:text-properties fo:language="es" fo:country="CO" style:font-size-asian="10.5pt"/>
    </style:style>
    <style:style style:name="P3" style:family="paragraph" style:parent-style-name="Standard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4" style:family="paragraph" style:parent-style-name="Standard" style:list-style-name="L21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5" style:family="paragraph" style:parent-style-name="Standard" style:list-style-name="L23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language="es" fo:country="CO" fo:font-weight="normal" style:font-size-asian="10.5pt" style:font-weight-asian="normal" style:font-weight-complex="normal"/>
    </style:style>
    <style:style style:name="P7" style:family="paragraph" style:parent-style-name="Standard" style:list-style-name="L21">
      <style:paragraph-properties fo:text-align="justify" style:justify-single-word="false"/>
      <style:text-properties fo:language="es" fo:country="CO" fo:font-weight="normal" style:font-size-asian="10.5pt" style:font-weight-asian="normal" style:font-weight-complex="normal"/>
    </style:style>
    <style:style style:name="P8" style:family="paragraph" style:parent-style-name="Standard" style:list-style-name="L26">
      <style:paragraph-properties fo:text-align="justify" style:justify-single-word="false"/>
      <style:text-properties fo:language="es" fo:country="CO" fo:font-weight="normal" style:font-size-asian="10.5pt" style:font-weight-asian="normal" style:font-weight-complex="normal"/>
    </style:style>
    <style:style style:name="P9" style:family="paragraph" style:parent-style-name="Standard" style:list-style-name="L28">
      <style:paragraph-properties fo:text-align="justify" style:justify-single-word="false"/>
      <style:text-properties fo:language="es" fo:country="CO" fo:font-weight="normal" style:font-size-asian="10.5pt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 style:list-style-name="L18">
      <style:paragraph-properties fo:text-align="justify" style:justify-single-word="false"/>
    </style:style>
    <style:style style:name="P12" style:family="paragraph" style:parent-style-name="Standard" style:list-style-name="L20">
      <style:paragraph-properties fo:text-align="justify" style:justify-single-word="false"/>
    </style:style>
    <style:style style:name="P13" style:family="paragraph" style:parent-style-name="Standard" style:list-style-name="L1">
      <style:paragraph-properties fo:text-align="justify" style:justify-single-word="false"/>
    </style:style>
    <style:style style:name="P14" style:family="paragraph" style:parent-style-name="Standard" style:list-style-name="L28">
      <style:paragraph-properties fo:text-align="justify" style:justify-single-word="false"/>
    </style:style>
    <style:style style:name="P15" style:family="paragraph" style:parent-style-name="Standard" style:list-style-name="L31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7" style:family="paragraph" style:parent-style-name="Standard" style:list-style-name="L31">
      <style:paragraph-properties fo:text-align="justify" style:justify-single-word="false"/>
      <style:text-properties fo:font-weight="bold" style:font-weight-asian="bold" style:font-weight-complex="bold"/>
    </style:style>
    <style:style style:name="P18" style:family="paragraph" style:parent-style-name="Standard" style:list-style-name="L32">
      <style:paragraph-properties fo:text-align="justify" style:justify-single-word="false"/>
      <style:text-properties fo:font-weight="bold" style:font-weight-asian="bold" style:font-weight-complex="bold"/>
    </style:style>
    <style:style style:name="P19" style:family="paragraph" style:parent-style-name="Standard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20" style:family="paragraph" style:parent-style-name="Standard" style:list-style-name="L11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21" style:family="paragraph" style:parent-style-name="Standard" style:list-style-name="L14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22" style:family="paragraph" style:parent-style-name="Standard" style:list-style-name="L19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23" style:family="paragraph" style:parent-style-name="Standard" style:list-style-name="L21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24" style:family="paragraph" style:parent-style-name="Standard" style:list-style-name="L23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25" style:family="paragraph" style:parent-style-name="Standard" style:list-style-name="L1">
      <style:paragraph-properties fo:margin-left="0.9846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26" style:family="paragraph" style:parent-style-name="Standard" style:list-style-name="L11">
      <style:paragraph-properties fo:margin-left="0.9846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27" style:family="paragraph" style:parent-style-name="Standard" style:list-style-name="L14">
      <style:paragraph-properties fo:margin-left="0.9846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28" style:family="paragraph" style:parent-style-name="Standard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29" style:family="paragraph" style:parent-style-name="Standard" style:list-style-name="L1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30" style:family="paragraph" style:parent-style-name="Standard" style:list-style-name="L21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31" style:family="paragraph" style:parent-style-name="Standard" style:list-style-name="L26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32" style:family="paragraph" style:parent-style-name="Standard">
      <style:paragraph-properties fo:margin-left="0.9846in" fo:margin-right="0in" fo:text-align="justify" style:justify-single-word="false" fo:text-indent="-0.25in" style:auto-text-indent="false"/>
    </style:style>
    <style:style style:name="P33" style:family="paragraph" style:parent-style-name="Standard" style:list-style-name="L28">
      <style:paragraph-properties fo:margin-left="0.9846in" fo:margin-right="0in" fo:text-align="justify" style:justify-single-word="false" fo:text-indent="-0.25in" style:auto-text-indent="false"/>
    </style:style>
    <style:style style:name="P34" style:family="paragraph" style:parent-style-name="Standard" style:list-style-name="L31">
      <style:paragraph-properties fo:margin-left="0.9846in" fo:margin-right="0in" fo:text-align="justify" style:justify-single-word="false" fo:text-indent="-0.25in" style:auto-text-indent="false"/>
    </style:style>
    <style:style style:name="P35" style:family="paragraph" style:parent-style-name="Standard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36" style:family="paragraph" style:parent-style-name="Standard" style:list-style-name="L31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37" style:family="paragraph" style:parent-style-name="Standard" style:list-style-name="L32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38" style:family="paragraph" style:parent-style-name="Standard">
      <style:paragraph-properties fo:margin-left="0.7346in" fo:margin-right="0in" fo:text-align="justify" style:justify-single-word="false" fo:text-indent="0in" style:auto-text-indent="false"/>
      <style:text-properties fo:language="es" fo:country="CO" fo:font-weight="normal" style:font-size-asian="10.5pt" style:font-weight-asian="normal" style:font-weight-complex="normal"/>
    </style:style>
    <style:style style:name="P3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40" style:family="paragraph" style:parent-style-name="Standard" style:list-style-name="L19">
      <style:paragraph-properties fo:margin-left="0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41" style:family="paragraph" style:parent-style-name="Standard" style:list-style-name="L18">
      <style:paragraph-properties fo:margin-left="0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4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style:font-size-asian="10.5pt"/>
    </style:style>
    <style:style style:name="P4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fo:font-weight="normal" style:font-size-asian="10.5pt" style:font-weight-asian="normal" style:font-weight-complex="normal"/>
    </style:style>
    <style:style style:name="P44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45" style:family="paragraph" style:parent-style-name="Standard" style:list-style-name="L10">
      <style:paragraph-properties fo:margin-left="0in" fo:margin-right="0in" fo:text-align="justify" style:justify-single-word="false" fo:text-indent="0in" style:auto-text-indent="false"/>
    </style:style>
    <style:style style:name="P4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47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language="es" fo:country="CO" style:font-size-asian="10.5pt"/>
    </style:style>
    <style:style style:name="P48" style:family="paragraph" style:parent-style-name="Standard" style:list-style-name="L1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49" style:family="paragraph" style:parent-style-name="Standard" style:list-style-name="L2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0" style:family="paragraph" style:parent-style-name="Standard" style:list-style-name="L3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1" style:family="paragraph" style:parent-style-name="Standard" style:list-style-name="L4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2" style:family="paragraph" style:parent-style-name="Standard" style:list-style-name="L5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3" style:family="paragraph" style:parent-style-name="Standard" style:list-style-name="L7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4" style:family="paragraph" style:parent-style-name="Standard" style:list-style-name="L8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5" style:family="paragraph" style:parent-style-name="Standard" style:list-style-name="L9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6" style:family="paragraph" style:parent-style-name="Standard" style:list-style-name="L10">
      <style:paragraph-properties fo:margin-left="1.4772in" fo:margin-right="0in" fo:text-align="justify" style:justify-single-word="false" fo:text-indent="-0.25in" style:auto-text-indent="false"/>
    </style:style>
    <style:style style:name="P57" style:family="paragraph" style:parent-style-name="Standard" style:list-style-name="L19">
      <style:paragraph-properties fo:margin-left="0.7709in" fo:margin-right="0in" fo:text-align="justify" style:justify-single-word="false" fo:text-indent="0in" style:auto-text-indent="false"/>
    </style:style>
    <style:style style:name="P58" style:family="paragraph" style:parent-style-name="Standard">
      <style:paragraph-properties fo:margin-left="0.4925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59" style:family="paragraph" style:parent-style-name="Standard" style:list-style-name="L23">
      <style:paragraph-properties fo:margin-left="0.4925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60" style:family="paragraph" style:parent-style-name="Table_20_Contents">
      <style:paragraph-properties fo:text-align="justify" style:justify-single-word="false"/>
      <style:text-properties fo:language="es" fo:country="CO" style:font-size-asian="10.5pt"/>
    </style:style>
    <style:style style:name="T1" style:family="text">
      <style:text-properties fo:language="es" fo:country="CO" style:font-size-asian="10.5pt"/>
    </style:style>
    <style:style style:name="T2" style:family="text">
      <style:text-properties fo:language="es" fo:country="CO" fo:font-weight="bold" style:font-size-asian="10.5pt" style:font-weight-asian="bold" style:font-weight-complex="bold"/>
    </style:style>
    <style:style style:name="T3" style:family="text">
      <style:text-properties fo:language="es" fo:country="CO" fo:font-weight="normal" style:font-size-asian="10.5pt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iseño del sistema.</text:p>
      <text:p text:style-name="P1"/>
      <text:p text:style-name="P1">El modelado del sistema de parqueaderos de la Pontificia Universidad Javeriana Cali fue a través de la metodología bottom-up. Inicialmente se empezó con el modelado del bloque zona llamado Bzone, que a su vez contiene tres procesos que son: pZone, pZoneManager, pCreatorZoneManager.</text:p>
      <text:p text:style-name="P1"/>
      <text:p text:style-name="P1">La tabla (Funciones de los procesos del bloque Zona) muestra un resumen de las funciones y señales asociadas a cada proceso contenido en el bloque BZone del sistema de parqueaderos.</text:p>
      <text:p text:style-name="P1"/>
      <table:table table:name="funcionesBZone" table:style-name="funcionesBZone">
        <table:table-column table:style-name="funcionesBZone.A" table:number-columns-repeated="3"/>
        <table:table-row>
          <table:table-cell table:style-name="funcionesBZone.A1" office:value-type="string">
            <text:p text:style-name="P60">Nombre del proceso</text:p>
          </table:table-cell>
          <table:table-cell table:style-name="funcionesBZone.A1" office:value-type="string">
            <text:p text:style-name="P60">Funciones</text:p>
          </table:table-cell>
          <table:table-cell table:style-name="funcionesBZone.C1" office:value-type="string">
            <text:p text:style-name="P60">Señales</text:p>
          </table:table-cell>
        </table:table-row>
        <table:table-row>
          <table:table-cell table:style-name="funcionesBZone.A2" office:value-type="string">
            <text:p text:style-name="P60">pZone</text:p>
          </table:table-cell>
          <table:table-cell table:style-name="funcionesBZone.A2" office:value-type="string">
            <text:p text:style-name="P60">- Reportar a su respecto proceso controlador llamado en el sistema como pCtrl, si un vehiculo ha ingresado o salido de su zona de parqueo.</text:p>
            <text:p text:style-name="P60">- Inicializar la cantidad de plazas totales y libres.</text:p>
            <text:p text:style-name="P60">- Enviar informacion de su estado actual de plazas libres, totales y su identificador de proceso (PID).</text:p>
            <text:p text:style-name="P60">- Asociar un proceso controlador al cual se le va a reportar su información.</text:p>
          </table:table-cell>
          <table:table-cell table:style-name="funcionesBZone.C2" office:value-type="string">
            <text:p text:style-name="P60">- Cada proceso de zona tiene asociado 5 sensores para determinar si un vehículo está ingresando o saliendo de su zona. Los sensores son: sIR1_Zone, sIR2_Zone, sIR3_Zone, sIR4_Zone y sLoopInductive_Zone.</text:p>
            <text:p text:style-name="P60"/>
            <text:p text:style-name="P60"><text:s/></text:p>
          </table:table-cell>
        </table:table-row>
        <table:table-row>
          <table:table-cell table:style-name="funcionesBZone.A2" office:value-type="string">
            <text:p text:style-name="P60"/>
          </table:table-cell>
          <table:table-cell table:style-name="funcionesBZone.A2" office:value-type="string">
            <text:p text:style-name="P60"/>
          </table:table-cell>
          <table:table-cell table:style-name="funcionesBZone.C2" office:value-type="string">
            <text:p text:style-name="P60"/>
          </table:table-cell>
        </table:table-row>
        <table:table-row>
          <table:table-cell table:style-name="funcionesBZone.A2" office:value-type="string">
            <text:p text:style-name="P60"/>
          </table:table-cell>
          <table:table-cell table:style-name="funcionesBZone.A2" office:value-type="string">
            <text:p text:style-name="P60"/>
          </table:table-cell>
          <table:table-cell table:style-name="funcionesBZone.C2" office:value-type="string">
            <text:p text:style-name="P60"/>
          </table:table-cell>
        </table:table-row>
      </table:table>
      <text:p text:style-name="P1"/>
      <text:p text:style-name="P1">ANEXO A Tipos de datos usados en el sistema de caso de estudio</text:p>
      <text:p text:style-name="P1"/>
      <text:p text:style-name="P1">/* Constantes */</text:p>
      <text:p text:style-name="P1"/>
      <text:p text:style-name="P1">SYNONYM cNUMMAXCTRL INTEGER = 5;</text:p>
      <text:p text:style-name="P1">SYNONYM cMAX_ZONES INTEGER = 5;</text:p>
      <text:p text:style-name="P1">SYNONYM CNUMMAXZONES_SYSTEM INTEGER = 25;</text:p>
      <text:p text:style-name="P1">SYNONYM cNUMMAXSPOTS INTEGER = 10;</text:p>
      <text:p text:style-name="P1"/>
      <text:p text:style-name="P1">SYNTYPE i_spots = INTEGER</text:p>
      <text:p text:style-name="P1">DEFAULT 0;</text:p>
      <text:p text:style-name="P1"><text:s text:c="4"/>CONSTANTS 0..cNUMMAXSPOTS</text:p>
      <text:p text:style-name="P1">ENDSYNTYPE;</text:p>
      <text:p text:style-name="P1"/>
      <text:p text:style-name="P1"/>
      <text:p text:style-name="P1"/>
      <text:p text:style-name="P1"/>
      <text:p text:style-name="P1"/>
      <text:p text:style-name="P1"><text:soft-page-break/>NEWTYPE InfoZone</text:p>
      <text:p text:style-name="P1">STRUCT</text:p>
      <text:p text:style-name="P1"><text:s text:c="4"/>totalSpots i_spots;</text:p>
      <text:p text:style-name="P1"><text:s text:c="4"/>freeSpots i_spots;</text:p>
      <text:p text:style-name="P1"><text:s text:c="4"/>ID PID;</text:p>
      <text:p text:style-name="P1">ENDNEWTYPE;</text:p>
      <text:p text:style-name="P1"/>
      <text:p text:style-name="P1">NEWTYPE infoMainCtrls</text:p>
      <text:p text:style-name="P1">STRUCT</text:p>
      <text:p text:style-name="P1"><text:s text:c="4"/>totalSpotsZone INTEGER;</text:p>
      <text:p text:style-name="P1"><text:s text:c="4"/>freeSpotsZone INTEGER;</text:p>
      <text:p text:style-name="P1">ENDNEWTYPE;</text:p>
      <text:p text:style-name="P1"/>
      <text:p text:style-name="P1">NEWTYPE InfoCtrl</text:p>
      <text:p text:style-name="P1">STRUCT</text:p>
      <text:p text:style-name="P1"><text:s text:c="4"/>alltotalSpots INTEGER;</text:p>
      <text:p text:style-name="P1"><text:s text:c="4"/>allfreeSpots INTEGER;</text:p>
      <text:p text:style-name="P1"><text:s text:c="4"/>IDCtrl PID;</text:p>
      <text:p text:style-name="P1"><text:s text:c="4"/>listZones table_Zones;</text:p>
      <text:p text:style-name="P1"><text:s text:c="4"/>tableConnectionOkZones tableVeriFyCon_Zone;</text:p>
      <text:p text:style-name="P1">ENDNEWTYPE;</text:p>
      <text:p text:style-name="P1"/>
      <text:p text:style-name="P1">NEWTYPE InfoMainSystem</text:p>
      <text:p text:style-name="P1">STRUCT</text:p>
      <text:p text:style-name="P1"><text:s text:c="4"/>totalSpotsSystem INTEGER;</text:p>
      <text:p text:style-name="P1"><text:s text:c="4"/>freeSpotsSystem INTEGER;</text:p>
      <text:p text:style-name="P1"><text:s text:c="4"/>tableInfoCtrl tableMainInfoCtrls;</text:p>
      <text:p text:style-name="P1">ENDNEWTYPE;</text:p>
      <text:p text:style-name="P1"/>
      <text:p text:style-name="P1">SYNTYPE itIndex = INTEGER</text:p>
      <text:p text:style-name="P1">DEFAULT 0;</text:p>
      <text:p text:style-name="P1"><text:s text:c="2"/>CONSTANTS 0..cMAX_ZONES-1</text:p>
      <text:p text:style-name="P1">ENDSYNTYPE;</text:p>
      <text:p text:style-name="P1"/>
      <text:p text:style-name="P1">SYNTYPE itIndext_Ctrl = INTEGER</text:p>
      <text:p text:style-name="P1">DEFAULT 0;</text:p>
      <text:p text:style-name="P1"><text:s text:c="2"/>CONSTANTS 0..cNUMMAXCTRL-1</text:p>
      <text:p text:style-name="P1">ENDSYNTYPE;</text:p>
      <text:p text:style-name="P1"/>
      <text:p text:style-name="P1">NEWTYPE table_Zones</text:p>
      <text:p text:style-name="P1"><text:s text:c="2"/>ARRAY(itIndex, InfoZone)</text:p>
      <text:p text:style-name="P1">ENDNEWTYPE;</text:p>
      <text:p text:style-name="P1"/>
      <text:p text:style-name="P1">NEWTYPE tableInfoGralCtrl</text:p>
      <text:p text:style-name="P1"><text:s text:c="2"/>ARRAY(itIndext_Ctrl, InfoCtrl)</text:p>
      <text:p text:style-name="P1">ENDNEWTYPE;</text:p>
      <text:p text:style-name="P1"/>
      <text:p text:style-name="P1"><text:soft-page-break/>NEWTYPE tableMainInfoCtrls</text:p>
      <text:p text:style-name="P1"><text:s text:c="4"/>ARRAY(itIndext_Ctrl,infoMainCtrls)</text:p>
      <text:p text:style-name="P1">ENDNEWTYPE;</text:p>
      <text:p text:style-name="P1"/>
      <text:p text:style-name="P1">NEWTYPE tableVeriFyCon_Zone</text:p>
      <text:p text:style-name="P1"><text:s text:c="4"/>ARRAY(itIndext_Ctrl,BOOLEAN)</text:p>
      <text:p text:style-name="P1">ENDNEWTYPE;</text:p>
      <text:p text:style-name="P1"/>
      <text:p text:style-name="P1">NEWTYPE tableVerifyCon_Ctrl</text:p>
      <text:p text:style-name="P1"><text:s text:c="4"/>ARRAY(itIndext_Ctrl,BOOLEAN)</text:p>
      <text:p text:style-name="P1">ENDNEWTYPE;</text:p>
      <text:p text:style-name="P1"/>
      <text:p text:style-name="P1"/>
      <text:p text:style-name="P3">ANEXO B SEÑALES DEL SISTEMA CON S RESPECTIVA DESCRIPCION</text:p>
      <text:p text:style-name="P1"/>
      <text:p text:style-name="P1">Proceso <text:span text:style-name="T4">pZone</text:span></text:p>
      <text:p text:style-name="P1"/>
      <text:p text:style-name="P1">Este proceso tiene comunicación con tres canales en los cuales se transportan las siguientes señales:</text:p>
      <text:p text:style-name="P1"/>
      <text:list xml:id="list1213493193" text:style-name="L20">
        <text:list-item>
          <text:p text:style-name="P12"><text:span text:style-name="T1">Canal </text:span><text:span text:style-name="T2">cEnv_Zone</text:span><text:span text:style-name="T1">:</text:span></text:p>
        </text:list-item>
      </text:list>
      <text:p text:style-name="P1"/>
      <text:list xml:id="list1358895519" text:style-name="L19">
        <text:list-item>
          <text:p text:style-name="P22">Señales provenientes del ambiente al proceso pZone</text:p>
        </text:list-item>
      </text:list>
      <text:p text:style-name="P3"/>
      <text:list xml:id="list1010563046" text:style-name="L1">
        <text:list-item>
          <text:p text:style-name="P48"><text:span text:style-name="T4">sIR1_Zone:</text:span> Representa la interrupción de un sensor infrarrojo para el ingreso de un vehiculo.</text:p>
        </text:list-item>
        <text:list-item>
          <text:p text:style-name="P48"><text:span text:style-name="T4">sIR2_Zone:</text:span> Representa la interrupción de un sensor infrarrojo para el ingreso de un vehículo.</text:p>
        </text:list-item>
        <text:list-item>
          <text:p text:style-name="P48"><text:span text:style-name="T4">sIR3_Zone:</text:span> Representa la interrupción de un sensor infrarrojo para la salida de un vehículo.</text:p>
        </text:list-item>
        <text:list-item>
          <text:p text:style-name="P48"><text:span text:style-name="T4">sIR4_Zone:</text:span> Representa la interrupción de un sensor infrarrojo para salida de un vehículo.</text:p>
        </text:list-item>
        <text:list-item>
          <text:p text:style-name="P48"><text:span text:style-name="T4">sLoopInductive_Zone:</text:span> Representa la interrupción de un bucle inductivo, indicando si esta ingresando o saliendo un vehículo. </text:p>
        </text:list-item>
      </text:list>
      <text:p text:style-name="P1"/>
      <text:list xml:id="list808369547" text:continue-numbering="true" text:style-name="L1">
        <text:list-item>
          <text:p text:style-name="P13"><text:span text:style-name="T1">Canal </text:span><text:span text:style-name="T2">cCtrl_Zone</text:span><text:span text:style-name="T1">:</text:span></text:p>
        </text:list-item>
      </text:list>
      <text:p text:style-name="P1"/>
      <text:list xml:id="list445813625" text:continue-list="list1358895519" text:style-name="L19">
        <text:list-item>
          <text:p text:style-name="P22">Señales provenientes del proceso pCtrl al proceso pZone</text:p>
          <text:p text:style-name="P22"/>
        </text:list-item>
      </text:list>
      <text:list xml:id="list2101401248" text:style-name="L2">
        <text:list-item>
          <text:p text:style-name="P49"><text:span text:style-name="T4">sInitFreeSpot(i_spots):</text:span> Asigna las plazas totales de una zona.</text:p>
        </text:list-item>
      </text:list>
      <text:list xml:id="list1659010110" text:style-name="L3">
        <text:list-item>
          <text:p text:style-name="P50"><text:span text:style-name="T4">sInitTotalSpots(i_spots):</text:span> Asigna las plazas libres de una zona.</text:p>
        </text:list-item>
      </text:list>
      <text:list xml:id="list1020142393" text:style-name="L4">
        <text:list-item>
          <text:p text:style-name="P51"><text:span text:style-name="T4">sReqInfo: </text:span><text:span text:style-name="T5">Solicita información a una zona.</text:span></text:p>
        </text:list-item>
      </text:list>
      <text:list xml:id="list1374614022" text:style-name="L5">
        <text:list-item>
          <text:p text:style-name="P52"><text:span text:style-name="T4">sInitPidCtrl(PID):</text:span> Establece a una zona su controlador correspondiente.</text:p>
        </text:list-item>
      </text:list>
      <text:p text:style-name="P42"/>
      <text:list xml:id="list71073679" text:continue-list="list445813625" text:style-name="L19">
        <text:list-item>
          <text:p text:style-name="P57"><text:span text:style-name="T2">Señales provenientes del proceso pZone al proceso pCtrl</text:span></text:p>
          <text:p text:style-name="P40"/>
        </text:list-item>
      </text:list>
      <text:list xml:id="list973728664" text:continue-list="list1374614022" text:style-name="L5">
        <text:list-item>
          <text:p text:style-name="P52"><text:soft-page-break/><text:span text:style-name="T4">sEntered_Car(infoZone) :</text:span> Reporta que un vehículo ha ingresado en una zona, enviando la información que ésta tiene de tipo de dato InfoZone.</text:p>
        </text:list-item>
      </text:list>
      <text:list xml:id="list477093278" text:style-name="L7">
        <text:list-item>
          <text:p text:style-name="P53"><text:span text:style-name="T4">sOut_Car(InfoZone)</text:span>:Reporta que un vehículo ha salido de una zona, enviando la información que ésta tiene de tipo de dato InfoZone.</text:p>
        </text:list-item>
      </text:list>
      <text:list xml:id="list337013588" text:style-name="L8">
        <text:list-item>
          <text:p text:style-name="P54"><text:span text:style-name="T4">sOkInit(InfoZone): </text:span><text:span text:style-name="T5">Reporta que la inicialización de plazas libres o plazas totales fue exitosa.</text:span></text:p>
        </text:list-item>
      </text:list>
      <text:list xml:id="list1868911810" text:style-name="L9">
        <text:list-item>
          <text:p text:style-name="P55"><text:span text:style-name="T4">sInfoZone(InfoZone): </text:span><text:span text:style-name="T5">Reporta la información de la zona a tarves de un tipo de dato InfoZone.</text:span></text:p>
        </text:list-item>
      </text:list>
      <text:list xml:id="list843495109" text:style-name="L10">
        <text:list-item>
          <text:p text:style-name="P56"><text:span text:style-name="T2">sOkInitPid:</text:span><text:span text:style-name="T1"> Reporta que la inicialización del PID de pCtrl en la zona fue éxitoso.</text:span></text:p>
          <text:p text:style-name="P56"><text:span text:style-name="T1"/></text:p>
          <text:p text:style-name="P45"><text:span text:style-name="T1">Canal </text:span><text:span text:style-name="T2">cZone_Manager:</text:span></text:p>
        </text:list-item>
      </text:list>
      <text:p text:style-name="P1"><text:span text:style-name="T4"/></text:p>
      <text:list xml:id="list448645730" text:style-name="L18">
        <text:list-item>
          <text:p text:style-name="P11"><text:span text:style-name="T2">Proveniente del proceso pZoneManager al proceso pZone</text:span></text:p>
        </text:list-item>
      </text:list>
      <text:p text:style-name="P1"/>
      <text:list xml:id="list1192227845" text:style-name="L11">
        <text:list-item>
          <text:p text:style-name="P26"><text:span text:style-name="T4">sInitFreeSpot(i_spots):</text:span> Asigna las plazas totales de una zona.</text:p>
        </text:list-item>
        <text:list-item>
          <text:p text:style-name="P26"><text:span text:style-name="T4">sInitTotalSpots(i_spots):</text:span> Asigna las plazas libres de una zona.</text:p>
        </text:list-item>
        <text:list-item>
          <text:p text:style-name="P26"><text:span text:style-name="T4">sReqInfo: </text:span><text:span text:style-name="T5">Solicita información a una zona.</text:span></text:p>
        </text:list-item>
        <text:list-item>
          <text:p text:style-name="P20">sInitPidCtrl: <text:span text:style-name="T5">Establece a una zona su controlador correspondiente.</text:span></text:p>
        </text:list-item>
      </text:list>
      <text:p text:style-name="P19"/>
      <text:list xml:id="list1783372276" text:continue-list="list448645730" text:style-name="L18">
        <text:list-item>
          <text:p text:style-name="P41">Proveniente del proceso pZone al proceso pZoneManager</text:p>
        </text:list-item>
      </text:list>
      <text:p text:style-name="P39"/>
      <text:list xml:id="list414627131" text:style-name="L14">
        <text:list-item>
          <text:p text:style-name="P27"><text:span text:style-name="T4">sOkInit(InfoZone): </text:span><text:span text:style-name="T5">Reporta que la inicialización de plazas libres o plazas totales fue exitosa.</text:span></text:p>
        </text:list-item>
        <text:list-item>
          <text:p text:style-name="P27"><text:span text:style-name="T4">sInfoZone(InfoZone): </text:span><text:span text:style-name="T5">Reporta la información de la zona a tarves de un tipo de dato InfoZone.</text:span></text:p>
        </text:list-item>
        <text:list-item>
          <text:p text:style-name="P21">sOkInitPid: <text:span text:style-name="T5">Reporta que la inicialización del PID de pCtrl en la zona fue éxitoso.</text:span></text:p>
        </text:list-item>
      </text:list>
      <text:p text:style-name="P47"/>
      <text:p text:style-name="P1">Canal <text:span text:style-name="T4">cMain_Zone</text:span></text:p>
      <text:p text:style-name="P1"><text:span text:style-name="T4"/></text:p>
      <text:list xml:id="list1232366763" text:continue-list="list1783372276" text:style-name="L18">
        <text:list-item>
          <text:p text:style-name="P2"><text:span text:style-name="T4">Proveniente del proceso pTesting al proceso pZone</text:span></text:p>
        </text:list-item>
      </text:list>
      <text:p text:style-name="P1"><text:span text:style-name="T4"/></text:p>
      <text:p text:style-name="P6">Las siguientes señales no son parte de la implementación del sistema, han sido estableceidas con el objetivo de facilitar las pruebas de entrada y salida de vehiculo a cada uno de las zonas.</text:p>
      <text:p text:style-name="P6"/>
      <text:list xml:id="list958967790" text:continue-list="list808369547" text:style-name="L1">
        <text:list-item>
          <text:p text:style-name="P25"><text:span text:style-name="T4">sIR1_ZoneTest:</text:span> Representa la interrupción de un sensor infrarrojo para el ingreso de un vehiculo.</text:p>
        </text:list-item>
        <text:list-item>
          <text:p text:style-name="P25"><text:span text:style-name="T4">sIR2_ZoneTest:</text:span> Representa la interrupción de un sensor infrarrojo para el ingreso de un vehículo.</text:p>
        </text:list-item>
        <text:list-item>
          <text:p text:style-name="P25"><text:span text:style-name="T4">sIR3_ZoneTest:</text:span> Representa la interrupción de un sensor infrarrojo para la salida de un vehículo.</text:p>
        </text:list-item>
        <text:list-item>
          <text:p text:style-name="P25"><text:span text:style-name="T4">sIR4_ZoneTest:</text:span> Representa la interrupción de un sensor infrarrojo para salida de un vehículo.</text:p>
        </text:list-item>
        <text:list-item>
          <text:p text:style-name="P29"><text:span text:style-name="T4">sLoopInductive_ZoneTest:</text:span> Representa la interrupción de un bucle inductivo, indicando si esta ingresando o saliendo un vehículo. </text:p>
        </text:list-item>
      </text:list>
      <text:p text:style-name="P28"><text:soft-page-break/></text:p>
      <text:p text:style-name="P43">Proceso <text:span text:style-name="T4">pZoneManager</text:span></text:p>
      <text:p text:style-name="P43"><text:span text:style-name="T4"/></text:p>
      <text:p text:style-name="P43">canal<text:span text:style-name="T4"> cCtrl_ZoneManager</text:span></text:p>
      <text:p text:style-name="P43"><text:span text:style-name="T4"/></text:p>
      <text:list xml:id="list260677419" text:style-name="L21">
        <text:list-item>
          <text:p text:style-name="P7"><text:span text:style-name="T4">Proveniente del proceso pCtrl al proceso pZoneManager</text:span></text:p>
        </text:list-item>
      </text:list>
      <text:p text:style-name="P6"><text:span text:style-name="T4"/></text:p>
      <text:list xml:id="list1274214354" text:continue-numbering="true" text:style-name="L21">
        <text:list-item>
          <text:p text:style-name="P30"><text:span text:style-name="T4">sCreateZone(i_spots,i_spots,PID): </text:span>Crea una zona nueva definiendo sus plazas totales, libres y el PID del controlador que le corresponde.</text:p>
        </text:list-item>
        <text:list-item>
          <text:p text:style-name="P30"><text:span text:style-name="T4">sConfirmZoneManager_i(PID): </text:span>Establece una union entre el proceso pCtrl y el proceso pZoneManager, se comparte cuando el sistema empieza por primera vez.</text:p>
          <text:p text:style-name="P30"/>
        </text:list-item>
        <text:list-item>
          <text:p text:style-name="P4">Proveniente del proceso pZoneManager al proceso pCtrl</text:p>
        </text:list-item>
      </text:list>
      <text:p text:style-name="P3"/>
      <text:list xml:id="list1736707338" text:continue-numbering="true" text:style-name="L21">
        <text:list-item>
          <text:p text:style-name="P23">sOkCreation(InfoZone): <text:span text:style-name="T5">Confirma que se creó y se conecto exitosamente una zona al proceso pCtrl.</text:span> </text:p>
        </text:list-item>
        <text:list-item>
          <text:p text:style-name="P23">sExcQuantityZones: <text:span text:style-name="T5">Notifica al proceso pCtrl que tiene el maximo de zonas permitidos.</text:span></text:p>
        </text:list-item>
        <text:list-item>
          <text:p text:style-name="P23">sIamZoneManager(PID): <text:span text:style-name="T5">Notifica que el PID de su controlador de zona, pCtrl, se asigno exitosamente.</text:span></text:p>
        </text:list-item>
      </text:list>
      <text:p text:style-name="P39"><text:span text:style-name="T5"/></text:p>
      <text:p text:style-name="P39"><text:span text:style-name="T5">Canal </text:span>cCreator_ZoneManager</text:p>
      <text:p text:style-name="P39"><text:span text:style-name="T5"/></text:p>
      <text:list xml:id="list1386263400" text:style-name="L23">
        <text:list-item>
          <text:p text:style-name="P59">Proveniente del proceso pCreatorZoneManager al proceso pZoneManager</text:p>
        </text:list-item>
      </text:list>
      <text:p text:style-name="P58"/>
      <text:list xml:id="list1804924573" text:continue-numbering="true" text:style-name="L23">
        <text:list-item>
          <text:p text:style-name="P24">sConfirmZoneManager: <text:span text:style-name="T5">Asocia el PID del controlador de zonas correspondiente, al nuevo proceso pZoneManager.</text:span></text:p>
        </text:list-item>
      </text:list>
      <text:p text:style-name="P19"/>
      <text:list xml:id="list1556756062" text:continue-numbering="true" text:style-name="L23">
        <text:list-item>
          <text:p text:style-name="P5">Proveniente del proceso pZoneManager al proceso pCreatorZoneManager</text:p>
        </text:list-item>
      </text:list>
      <text:p text:style-name="P3"/>
      <text:list xml:id="list1729600817" text:continue-numbering="true" text:style-name="L23">
        <text:list-item>
          <text:p text:style-name="P24">sIamZoneManager: <text:span text:style-name="T5">El proceso pZoneManager confirma que ha asociado a su controlador de zonas exitosamente.</text:span></text:p>
        </text:list-item>
      </text:list>
      <text:p text:style-name="P39"><text:span text:style-name="T5"/></text:p>
      <text:p text:style-name="P39"><text:span text:style-name="T5">Proceso </text:span>pCreatorZoneManager</text:p>
      <text:p text:style-name="P19"/>
      <text:p text:style-name="P43">Canal <text:span text:style-name="T4">cCtrl_CreatorZoneManager</text:span></text:p>
      <text:p text:style-name="P43"><text:span text:style-name="T4"/></text:p>
      <text:list xml:id="list72159988" text:style-name="L26">
        <text:list-item>
          <text:p text:style-name="P8"><text:span text:style-name="T4">Proveniente del proceso pCtrl al proceso pCreatorZoneManager</text:span></text:p>
        </text:list-item>
      </text:list>
      <text:p text:style-name="P6"><text:span text:style-name="T4"/></text:p>
      <text:list xml:id="list1145046192" text:continue-numbering="true" text:style-name="L26">
        <text:list-item>
          <text:p text:style-name="P31"><text:span text:style-name="T4">sCreateZoneManager: </text:span>Solicita crear un proceso pZoneManager y asociarle a éste su controlador de zonas respectivo.</text:p>
        </text:list-item>
      </text:list>
      <text:p text:style-name="P28"><text:span text:style-name="T4"/></text:p>
      <text:list xml:id="list288547226" text:continue-numbering="true" text:style-name="L26">
        <text:list-item>
          <text:p text:style-name="P8"><text:span text:style-name="T4">Proveniente del proceso pCreatorZoneManager al proceso pCtrl</text:span></text:p>
        </text:list-item>
      </text:list>
      <text:p text:style-name="P6"><text:span text:style-name="T4"/></text:p>
      <text:list xml:id="list1140946290" text:continue-numbering="true" text:style-name="L26">
        <text:list-item>
          <text:p text:style-name="P31"><text:span text:style-name="T4">sOkCreateZoneManager: </text:span>Notifica que se ha creado y asociado exitosamente un <text:soft-page-break/>proceso pZoneManager al proceso pCtrl.</text:p>
        </text:list-item>
        <text:list-item>
          <text:p text:style-name="P31"><text:span text:style-name="T4">sExcZoneManager: </text:span>Notifica al proceso pCtrl que ya tiene el máximo número de pZoneManager.</text:p>
        </text:list-item>
      </text:list>
      <text:p text:style-name="P28"/>
      <text:p text:style-name="P38"/>
      <text:p text:style-name="P43">Proceso <text:span text:style-name="T4">pCtrlManager</text:span></text:p>
      <text:p text:style-name="P43"><text:span text:style-name="T4"/></text:p>
      <text:p text:style-name="P6">Canal <text:span text:style-name="T4">cMain_CtrlManager</text:span></text:p>
      <text:p text:style-name="P6"><text:span text:style-name="T4"/></text:p>
      <text:list xml:id="list1610439447" text:style-name="L28">
        <text:list-item>
          <text:p text:style-name="P9"><text:span text:style-name="T4">Proveniente del proceso pMainSystemManager al proceso pCtrlManager</text:span></text:p>
        </text:list-item>
      </text:list>
      <text:p text:style-name="P6"><text:span text:style-name="T4"/></text:p>
      <text:list xml:id="list260209458" text:continue-numbering="true" text:style-name="L28">
        <text:list-item>
          <text:p text:style-name="P33"><text:span text:style-name="T2">sCreateCtrl: </text:span><text:span text:style-name="T3">Solicita la creación de un controlador de zonas, </text:span><text:span text:style-name="T2">pCtrl.</text:span></text:p>
        </text:list-item>
      </text:list>
      <text:p text:style-name="P44"><text:span text:style-name="T2"/></text:p>
      <text:list xml:id="list1330627130" text:continue-numbering="true" text:style-name="L28">
        <text:list-item>
          <text:p text:style-name="P14"><text:span text:style-name="T2">Proveniente del proceso pCtrlManager al proceso pMainSystemManager</text:span></text:p>
        </text:list-item>
      </text:list>
      <text:p text:style-name="P10"><text:span text:style-name="T2"/></text:p>
      <text:list xml:id="list315447437" text:continue-numbering="true" text:style-name="L28">
        <text:list-item>
          <text:p text:style-name="P33"><text:span text:style-name="T2">sExcQuantityCtrl: </text:span><text:span text:style-name="T3">Notifica al proceso pMainSystemManager que no es posible crear mas procesos pCtrl debido que tiene el máximo número de éstos.</text:span></text:p>
        </text:list-item>
        <text:list-item>
          <text:p text:style-name="P33"><text:span text:style-name="T2">sOkCreationCtrl: </text:span><text:span text:style-name="T3">Notifica al proceso pMainSystemManager que un proceso pCtrl ha sido creado exitósamente.</text:span></text:p>
        </text:list-item>
      </text:list>
      <text:p text:style-name="P44"><text:span text:style-name="T3"/></text:p>
      <text:p text:style-name="P44"><text:span text:style-name="T3">Canal </text:span><text:span text:style-name="T2">cCtrl_CtrlManager</text:span></text:p>
      <text:p text:style-name="P44"><text:span text:style-name="T2"/></text:p>
      <text:list xml:id="list491406041" text:style-name="L31">
        <text:list-item>
          <text:p text:style-name="P15"><text:span text:style-name="T2">Proveniente del proceso pCtrlManager al proceso pCtrl</text:span></text:p>
        </text:list-item>
      </text:list>
      <text:p text:style-name="P10"><text:span text:style-name="T2"/></text:p>
      <text:list xml:id="list2025720851" text:continue-numbering="true" text:style-name="L31">
        <text:list-item>
          <text:p text:style-name="P34"><text:span text:style-name="T2">sConfirmCtrl: </text:span><text:span text:style-name="T3">Verifica que se haya creado un proceso pCtrl, enviando esta señal a este último como notificación.</text:span></text:p>
        </text:list-item>
      </text:list>
      <text:p text:style-name="P32"><text:span text:style-name="T3"/></text:p>
      <text:list xml:id="list2038937972" text:continue-numbering="true" text:style-name="L31">
        <text:list-item>
          <text:p text:style-name="P17"><text:span text:style-name="T1">Proveniente del proceso pCtrl al proceso pCtrlManager</text:span></text:p>
        </text:list-item>
      </text:list>
      <text:p text:style-name="P16"><text:span text:style-name="T1"/></text:p>
      <text:list xml:id="list1945616267" text:continue-numbering="true" text:style-name="L31">
        <text:list-item>
          <text:p text:style-name="P36"><text:span text:style-name="T1">sIamCtrl(InfoCtrl): </text:span><text:span text:style-name="T3">El proceso pCtrl confirma su existencia enviando esta señal que tiene como parámetro su información de tipo de dato </text:span><text:span text:style-name="T1">InfoCtrl</text:span><text:span text:style-name="T3">.</text:span></text:p>
        </text:list-item>
      </text:list>
      <text:p text:style-name="P46"><text:span text:style-name="T3"/></text:p>
      <text:p text:style-name="P46"><text:span text:style-name="T3">Proceso </text:span><text:span text:style-name="T1">cMain_CtrlZone</text:span></text:p>
      <text:p text:style-name="P46"><text:span text:style-name="T1"/></text:p>
      <text:list xml:id="list1692037540" text:style-name="L32">
        <text:list-item>
          <text:p text:style-name="P18"><text:span text:style-name="T1">Proveniente del proceso pMainSystemManager al proceso pCtrl</text:span></text:p>
        </text:list-item>
      </text:list>
      <text:p text:style-name="P16"><text:span text:style-name="T1"/></text:p>
      <text:list xml:id="list1987053716" text:continue-numbering="true" text:style-name="L32">
        <text:list-item>
          <text:p text:style-name="P37"><text:span text:style-name="T1">sCreateZone_(i_spots,i_spots): </text:span><text:span text:style-name="T3">Solicita crear una zona en el proceso pCtrl. </text:span></text:p>
        </text:list-item>
        <text:list-item>
          <text:p text:style-name="P37"><text:span text:style-name="T1">sReqInfoCtrl: </text:span><text:span text:style-name="T3">Solicita la información del proceso pCtrl que consiste a su vez la información de cada una de las zonas asociadas a dicho proceso.</text:span></text:p>
        </text:list-item>
        <text:list-item>
          <text:p text:style-name="P37"><text:span text:style-name="T1">sInitFreeSpotZone(zone,i_spots): </text:span><text:span text:style-name="T3">Solicita asignar un nuevo valor de plazas libres para una zona contenida <text:s/>en un proceso pCtrl.</text:span></text:p>
        </text:list-item>
        <text:list-item>
          <text:p text:style-name="P37"><text:span text:style-name="T1">sInitTotalSpotZone(zone,i_spots): </text:span><text:span text:style-name="T3">Solicita asignar un nuevo valor de plazas totales para una zona.</text:span></text:p>
        </text:list-item>
        <text:list-item>
          <text:p text:style-name="P37"><text:span text:style-name="T1">sInitialConnection: </text:span><text:span text:style-name="T3">Solicita al proceso pCtrl enlazar sus respectivos procesos: pZone, pZoneManager.</text:span></text:p>
        </text:list-item>
      </text:list>
      <text:p text:style-name="P35"><text:soft-page-break/><text:span text:style-name="T1"/></text:p>
      <text:p text:style-name="P35"><text:span text:style-name="T1"/></text:p>
      <text:list xml:id="list801435369" text:continue-numbering="true" text:style-name="L32">
        <text:list-item>
          <text:p text:style-name="P18"><text:span text:style-name="T1">Proveniente del proceso pMainSystemManager al proceso pCtrl</text:span></text:p>
        </text:list-item>
        <text:list-item>
          <text:p text:style-name="P37"><text:span text:style-name="T1">sInfoTotalCtrl:</text:span></text:p>
        </text:list-item>
        <text:list-item>
          <text:p text:style-name="P37"><text:span text:style-name="T1">sOkCreateZone:</text:span></text:p>
        </text:list-item>
        <text:list-item>
          <text:p text:style-name="P37"><text:span text:style-name="T1">sExcLimitZones:</text:span></text:p>
        </text:list-item>
        <text:list-item>
          <text:p text:style-name="P37"><text:span text:style-name="T1">sCannotGetInfoZones:</text:span></text:p>
        </text:list-item>
        <text:list-item>
          <text:p text:style-name="P37"><text:span text:style-name="T1">sExcQuantityCtrl:</text:span></text:p>
        </text:list-item>
        <text:list-item>
          <text:p text:style-name="P37"><text:span text:style-name="T1">sOkCreateZone:</text:span></text:p>
        </text:list-item>
        <text:list-item>
          <text:p text:style-name="P37"><text:span text:style-name="T1">sOkSetUp:</text:span></text:p>
        </text:list-item>
        <text:list-item>
          <text:p text:style-name="P37"><text:span text:style-name="T1">sOkCreationCtrl_i:</text:span></text:p>
        </text:list-item>
        <text:list-item>
          <text:p text:style-name="P37"><text:span text:style-name="T1">sExcZoneManager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buntu </meta:initial-creator>
    <meta:creation-date>2014-07-30T17:59:51</meta:creation-date>
    <dc:date>2014-08-04T16:45:57</dc:date>
    <dc:creator>Ubuntu </dc:creator>
    <meta:editing-duration>P4DT5H17M10S</meta:editing-duration>
    <meta:editing-cycles>25</meta:editing-cycles>
    <meta:generator>LibreOffice/3.5$Linux_x86 LibreOffice_project/350m1$Build-2</meta:generator>
    <meta:document-statistic meta:table-count="1" meta:image-count="0" meta:object-count="0" meta:page-count="7" meta:paragraph-count="161" meta:word-count="1230" meta:character-count="8741" meta:non-whitespace-character-count="7662"/>
  </office:meta>
</office:document-meta>
</file>